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77c4" officeooo:paragraph-rsid="001177c4"/>
    </style:style>
    <style:style style:name="P2" style:family="paragraph" style:parent-style-name="Standard">
      <style:text-properties officeooo:rsid="0012839d" officeooo:paragraph-rsid="0012839d"/>
    </style:style>
    <style:style style:name="P3" style:family="paragraph" style:parent-style-name="Standard">
      <style:text-properties officeooo:rsid="00139228" officeooo:paragraph-rsid="00139228"/>
    </style:style>
    <style:style style:name="P4" style:family="paragraph" style:parent-style-name="Standard">
      <style:text-properties officeooo:rsid="00139228" officeooo:paragraph-rsid="0014a08c"/>
    </style:style>
    <style:style style:name="P5" style:family="paragraph" style:parent-style-name="Standard">
      <style:text-properties officeooo:rsid="0014a08c" officeooo:paragraph-rsid="0014a08c"/>
    </style:style>
    <style:style style:name="P6" style:family="paragraph" style:parent-style-name="Text_20_body">
      <style:text-properties officeooo:rsid="0014a08c" officeooo:paragraph-rsid="0014a08c"/>
    </style:style>
    <style:style style:name="P7" style:family="paragraph" style:parent-style-name="Text_20_body">
      <style:text-properties fo:font-style="italic"/>
    </style:style>
    <style:style style:name="P8" style:family="paragraph" style:parent-style-name="Standard">
      <style:text-properties officeooo:rsid="0015207f" officeooo:paragraph-rsid="0015207f"/>
    </style:style>
    <style:style style:name="P9" style:family="paragraph" style:parent-style-name="Standard">
      <style:text-properties officeooo:rsid="001736ba" officeooo:paragraph-rsid="001736ba"/>
    </style:style>
    <style:style style:name="P10" style:family="paragraph" style:parent-style-name="Standard">
      <style:text-properties officeooo:rsid="001793aa" officeooo:paragraph-rsid="001793aa"/>
    </style:style>
    <style:style style:name="P11" style:family="paragraph" style:parent-style-name="Standard">
      <style:text-properties officeooo:rsid="0019124d" officeooo:paragraph-rsid="0019124d"/>
    </style:style>
    <style:style style:name="P12" style:family="paragraph" style:parent-style-name="Standard">
      <style:text-properties officeooo:rsid="0019124d" officeooo:paragraph-rsid="001ade02"/>
    </style:style>
    <style:style style:name="P13" style:family="paragraph" style:parent-style-name="Standard">
      <style:text-properties officeooo:rsid="001ade02" officeooo:paragraph-rsid="001ade02"/>
    </style:style>
    <style:style style:name="P14" style:family="paragraph" style:parent-style-name="Standard">
      <style:text-properties officeooo:rsid="001baf6b" officeooo:paragraph-rsid="001baf6b"/>
    </style:style>
    <style:style style:name="P15" style:family="paragraph" style:parent-style-name="Standard">
      <style:text-properties officeooo:rsid="001d6bde" officeooo:paragraph-rsid="001d6bde"/>
    </style:style>
    <style:style style:name="P16" style:family="paragraph" style:parent-style-name="Standard">
      <style:text-properties officeooo:rsid="0012839d" officeooo:paragraph-rsid="001eb8af"/>
    </style:style>
    <style:style style:name="P17" style:family="paragraph" style:parent-style-name="Standard">
      <style:text-properties officeooo:rsid="001eb8af" officeooo:paragraph-rsid="001eb8af"/>
    </style:style>
    <style:style style:name="T1" style:family="text">
      <style:text-properties officeooo:rsid="0012839d"/>
    </style:style>
    <style:style style:name="T2" style:family="text">
      <style:text-properties officeooo:rsid="00139228"/>
    </style:style>
    <style:style style:name="T3" style:family="text">
      <style:text-properties officeooo:rsid="0014a08c"/>
    </style:style>
    <style:style style:name="T4" style:family="text">
      <style:text-properties officeooo:rsid="001793aa"/>
    </style:style>
    <style:style style:name="T5" style:family="text">
      <style:text-properties officeooo:rsid="001ade02"/>
    </style:style>
    <style:style style:name="T6" style:family="text">
      <style:text-properties officeooo:rsid="001baf6b"/>
    </style:style>
    <style:style style:name="T7" style:family="text">
      <style:text-properties officeooo:rsid="001d6bde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eb8af"/>
    </style:style>
    <style:style style:name="T10" style:family="text">
      <style:text-properties officeooo:rsid="001eb8af"/>
    </style:style>
    <style:style style:name="T11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стория нашей любви</text:p>
      <text:p text:style-name="P1"/>
      <text:p text:style-name="P1">Татьяна и Евгений познакомились в 2022 году, в колледже, на уроке "Введение в фотографию". Студентам было поручено выполнить проект, в рамках которого они должны были снимать архитектурные здания по всему <text:span text:style-name="T1">Краснодару</text:span>. Однажды днем они столкнулись на улице - фотографировали одно и то же здание, просто с разных точек обзора! - и решили сделать совместную съемку. День перешел в вечер и закончился поеданием мороженого, за которым они проговорили до закрытия кафе. А остальное, как говорится, уже история.</text:p>
      <text:p text:style-name="P1"/>
      <text:p text:style-name="P1">В ноябре, после ужина в <text:span text:style-name="T1">ресторане</text:span> (где у них было первое "настоящее" свидание!), <text:span text:style-name="T1">Евгений</text:span> удивил <text:span text:style-name="T1">Татьяну</text:span>, сделав предложение в парке <text:span text:style-name="T1">Галицкого</text:span>, куда они часто <text:span text:style-name="T1">ходили</text:span> гулять. Они так рады начать следующий этап своей совместной жизни и не могут дождаться, когда отпразднуют это вместе с вами в августе!</text:p>
      <text:p text:style-name="P1"/>
      <text:p text:style-name="P2">Жених</text:p>
      <text:p text:style-name="P2">Евгений Онегин</text:p>
      <text:p text:style-name="P2">Невеста</text:p>
      <text:p text:style-name="P2">Татьяна Ларина</text:p>
      <text:p text:style-name="P2"/>
      <text:p text:style-name="P2">родители <text:span text:style-name="T2">Наталья и </text:span>Петр <text:s/><text:span text:style-name="T2">Онегины</text:span></text:p>
      <text:p text:style-name="P3">родители Софья и Константин Ларины </text:p>
      <text:p text:style-name="P3"/>
      <text:p text:style-name="P3"><text:span text:style-name="T3">Свадебная ц</text:span>еремония и ужин</text:p>
      <text:p text:style-name="P3"/>
      <text:p text:style-name="P5">Краткая программа дня нашего бракосочетания. Приезжайте нас поздравить и провести с нами время!</text:p>
      <text:p text:style-name="P3"/>
      <text:p text:style-name="P3">10:00</text:p>
      <text:p text:style-name="P3">Свадебная церемония</text:p>
      <text:p text:style-name="P3">24 августа 2024 года</text:p>
      <text:p text:style-name="P3">Дворец бракосочетания</text:p>
      <text:p text:style-name="P3">г. Краснодар, ул. Свадебная 77</text:p>
      <text:p text:style-name="P5">Мы будем очень рады видеть вас!!!</text:p>
      <text:p text:style-name="P5"/>
      <text:p text:style-name="P5">17:00</text:p>
      <text:p text:style-name="P5">Свадебный ужин</text:p>
      <text:p text:style-name="P4">24 августа 2024 года</text:p>
      <text:p text:style-name="P5">Ресторан «Русская Печь»</text:p>
      <text:p text:style-name="P4">г. Краснодар, ул. <text:span text:style-name="T3">Молодежная 44</text:span></text:p>
      <text:p text:style-name="P5">Мы будем очень рады видеть вас!!!</text:p>
      <text:p text:style-name="P5"/>
      <text:p text:style-name="P5"><text:s/>Любовь – это бесценный дар. Это единственная вещь, которую мы можем подарить и все же она у тебя остается.</text:p>
      <text:p text:style-name="P5"/>
      <text:p text:style-name="P5">Лев Толстой</text:p>
      <text:p text:style-name="P5"/>
      <text:p text:style-name="P6">Любовь – начало и конец нашего существования. Без любви нет жизни. Поэтому-то любовь есть то, перед чем преклоняется мудрый человек.</text:p>
      <text:p text:style-name="P7">Конфуций</text:p>
      <text:p text:style-name="P6">Любовь всесильна! Нет на земле ни горя – выше кары ее, ни счастья – выше наслаждения служить ей.</text:p>
      <text:p text:style-name="P7"><text:soft-page-break/>Шекспир</text:p>
      <text:p text:style-name="P8">Познакомитесь с нашими друзьями. Надеемся, что общение с ними вам так же будет приятно!</text:p>
      <text:p text:style-name="P8"/>
      <text:p text:style-name="P8">Андрей Соколов</text:p>
      <text:p text:style-name="P8">Михаил Уваров</text:p>
      <text:p text:style-name="P8">Герман Титов</text:p>
      <text:p text:style-name="P8">Александр Лавров</text:p>
      <text:p text:style-name="P8"/>
      <text:p text:style-name="P8">друг Евгения</text:p>
      <text:p text:style-name="P8"/>
      <text:p text:style-name="P8">Елизавета Градова</text:p>
      <text:p text:style-name="P8">Анастасия Довгаль</text:p>
      <text:p text:style-name="P8">Раиса Петрова</text:p>
      <text:p text:style-name="P8">Александра Литвинова</text:p>
      <text:p text:style-name="P8"/>
      <text:p text:style-name="P8">подруга Татьяны</text:p>
      <text:p text:style-name="P8"/>
      <text:p text:style-name="P9">На этих фотографиях запечатлены <text:span text:style-name="T4">лучшие моменты нашей любви, которыми ми с радостью делимся с вами. </text:span></text:p>
      <text:p text:style-name="P9"/>
      <text:p text:style-name="P10">Вы принимаете наше приглашение?</text:p>
      <text:p text:style-name="P10"/>
      <text:p text:style-name="P11">Если Вы приняли наше приглашение, заполните, пожалуйста, небольшую анкету. Это очень поможет на<text:span text:style-name="T5">м</text:span> для организации торжественного вечера.</text:p>
      <text:p text:style-name="P11"/>
      <text:p text:style-name="P11">Анкета</text:p>
      <text:p text:style-name="P11"/>
      <text:p text:style-name="P11">Фамилия Имя:</text:p>
      <text:p text:style-name="P11"/>
      <text:p text:style-name="P12"><text:span text:style-name="T5">Ответ </text:span><text:span text:style-name="T6">на приглашение</text:span><text:span text:style-name="T5">:</text:span></text:p>
      <text:p text:style-name="P13">Я приеду</text:p>
      <text:p text:style-name="P13">Я не приеду</text:p>
      <text:p text:style-name="P13">Затрудняюсь ответить </text:p>
      <text:p text:style-name="P12"/>
      <text:p text:style-name="P12"><text:span text:style-name="T5">Нас будет (кол-во г</text:span>остей<text:span text:style-name="T5">):</text:span></text:p>
      <text:p text:style-name="P12"/>
      <text:p text:style-name="P13">Отправить</text:p>
      <text:p text:style-name="P13"/>
      <text:p text:style-name="P14">Домашний адрес:</text:p>
      <text:p text:style-name="P14">3-я улица Строителей, дом 25, кв. 12 </text:p>
      <text:p text:style-name="P14">350000, г. Краснодар</text:p>
      <text:p text:style-name="P14"/>
      <text:p text:style-name="P14">Телефон:</text:p>
      <text:p text:style-name="P15">+7 (999) 111-11-11</text:p>
      <text:p text:style-name="P15">+7 (988) 222-22-22</text:p>
      <text:p text:style-name="P15"/>
      <text:p text:style-name="P15">Email:</text:p>
      <text:p text:style-name="P15">groom<text:span text:style-name="T8">@pochta.com</text:span></text:p>
      <text:p text:style-name="P15">bride<text:span text:style-name="T8">@pochta.com</text:span></text:p>
      <text:p text:style-name="P11"/>
      <text:p text:style-name="P16"/>
      <text:p text:style-name="P16"><text:soft-page-break/>Евгений</text:p>
      <text:p text:style-name="P16">Татьяна</text:p>
      <text:p text:style-name="P16"/>
      <text:p text:style-name="P16">МЫ СОБИРАЕМСЯ ПОЖЕНИТЬСЯ!</text:p>
      <text:p text:style-name="P16"/>
      <text:p text:style-name="P16">Навсегда,<text:span text:style-name="T8"> </text:span><text:span text:style-name="T9">и</text:span><text:span text:style-name="T11"> </text:span>навеки <text:span text:style-name="T10">н</text:span>аша <text:span text:style-name="T10">л</text:span>юбовь</text:p>
      <text:p text:style-name="P17">Спасибо!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4T11:41:06.377000000</meta:creation-date>
    <meta:editing-duration>PT29M55S</meta:editing-duration>
    <meta:editing-cycles>6</meta:editing-cycles>
    <meta:generator>LibreOffice/24.2.5.2$Windows_x86 LibreOffice_project/bffef4ea93e59bebbeaf7f431bb02b1a39ee8a59</meta:generator>
    <dc:date>2024-08-14T14:48:34.263000000</dc:date>
    <meta:document-statistic meta:table-count="0" meta:image-count="0" meta:object-count="0" meta:page-count="3" meta:paragraph-count="65" meta:word-count="378" meta:character-count="2510" meta:non-whitespace-character-count="2187"/>
  </office:meta>
</office:document-meta>
</file>